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 Création de la base de données pour Vite &amp; Gourmand</text:p>
      <text:p text:style-name="Standard">CREATE TABLE categorie (</text:p>
      <text:p text:style-name="Standard"><text:s text:c="4"/>id INT PRIMARY KEY AUTO_INCREMENT,</text:p>
      <text:p text:style-name="Standard"><text:s text:c="4"/>nom VARCHAR(50) -- ex: Entrées, Plats, Desserts</text:p>
      <text:p text:style-name="Standard">);</text:p>
      <text:p text:style-name="Standard"/>
      <text:p text:style-name="Standard">CREATE TABLE menu (</text:p>
      <text:p text:style-name="Standard"><text:s text:c="4"/>id INT PRIMARY KEY AUTO_INCREMENT,</text:p>
      <text:p text:style-name="Standard"><text:s text:c="4"/>titre VARCHAR(100),</text:p>
      <text:p text:style-name="Standard"><text:s text:c="4"/>description TEXT,</text:p>
      <text:p text:style-name="Standard"><text:s text:c="4"/>prix DECIMAL(10,2),</text:p>
      <text:p text:style-name="Standard"><text:s text:c="4"/>regime_special VARCHAR(50), -- ex: Vegan, Végétarien</text:p>
      <text:p text:style-name="Standard"><text:s text:c="4"/>categorie_id INT,</text:p>
      <text:p text:style-name="Standard"><text:s text:c="4"/>FOREIGN KEY (categorie_id) REFERENCES categorie(id)</text:p>
      <text:p text:style-name="Standard">);</text:p>
      <text:p text:style-name="Standard"/>
      <text:p text:style-name="Standard">CREATE TABLE avis_client (</text:p>
      <text:p text:style-name="Standard"><text:s text:c="4"/>id INT PRIMARY KEY AUTO_INCREMENT,</text:p>
      <text:p text:style-name="Standard"><text:s text:c="4"/>pseudo VARCHAR(50),</text:p>
      <text:p text:style-name="Standard"><text:s text:c="4"/>commentaire TEXT,</text:p>
      <text:p text:style-name="Standard"><text:s text:c="4"/>note INT,</text:p>
      <text:p text:style-name="Standard"><text:s text:c="4"/>est_valide BOOLEAN DEFAULT FALSE</text:p>
      <text:p text:style-name="Standard">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9T19:52:13.829367500</meta:creation-date>
    <dc:date>2026-02-19T19:52:17.055007600</dc:date>
    <meta:editing-duration>PT3S</meta:editing-duration>
    <meta:editing-cycles>1</meta:editing-cycles>
    <meta:document-statistic meta:table-count="0" meta:image-count="0" meta:object-count="0" meta:page-count="1" meta:paragraph-count="21" meta:word-count="77" meta:character-count="586" meta:non-whitespace-character-count="474"/>
    <meta:generator>LibreOffice/25.8.2.1$Windows_X86_64 LibreOffice_project/345526217a4027cb1b9ab39bd7153c8c141a1d64</meta:generator>
  </office:meta>
</office:document-meta>
</file>